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 svg:font-family="'Lohit Devanagari'"/>
    <style:font-face style:name="Aptos" svg:font-family="Aptos" style:font-family-generic="roman" style:font-pitch="variable"/>
    <style:font-face style:name="Aptos Display" svg:font-family="'Aptos Display'" style:font-family-generic="roman"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master-page-name="Standard">
      <style:paragraph-properties fo:text-align="center" style:justify-single-word="false" style:page-number="auto"/>
    </style:style>
    <style:style style:name="P2" style:family="paragraph" style:parent-style-name="List_20_Paragraph" style:list-style-name="WWNum4">
      <style:paragraph-properties fo:text-align="justify" style:justify-single-word="false"/>
    </style:style>
    <style:style style:name="P3" style:family="paragraph" style:parent-style-name="List_20_Paragraph" style:list-style-name="WWNum4">
      <style:paragraph-properties fo:text-align="justify" style:justify-single-word="false"/>
      <style:text-properties officeooo:paragraph-rsid="00191b0d"/>
    </style:style>
    <style:style style:name="P4" style:family="paragraph" style:parent-style-name="List_20_Paragraph" style:list-style-name="WWNum4">
      <style:paragraph-properties fo:text-align="justify" style:justify-single-word="false"/>
      <style:text-properties officeooo:rsid="00191b0d" officeooo:paragraph-rsid="00191b0d"/>
    </style:style>
    <style:style style:name="P5" style:family="paragraph" style:parent-style-name="List_20_Paragraph" style:list-style-name="WWNum4">
      <style:paragraph-properties fo:text-align="start" style:justify-single-word="false"/>
    </style:style>
    <style:style style:name="P6" style:family="paragraph" style:parent-style-name="List_20_Paragraph" style:list-style-name="WWNum4">
      <style:paragraph-properties fo:text-align="justify" style:justify-single-word="false"/>
      <style:text-properties officeooo:rsid="00199dfd" officeooo:paragraph-rsid="00199dfd"/>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8b0f2"/>
    </style:style>
    <style:style style:name="P10" style:family="paragraph" style:parent-style-name="Standard">
      <style:paragraph-properties fo:text-align="justify" style:justify-single-word="false"/>
      <style:text-properties officeooo:paragraph-rsid="001a17d2"/>
    </style:style>
    <style:style style:name="P11" style:family="paragraph" style:parent-style-name="Standard" style:list-style-name="L1">
      <style:paragraph-properties fo:text-align="justify" style:justify-single-word="false"/>
      <style:text-properties officeooo:paragraph-rsid="001a17d2"/>
    </style:style>
    <style:style style:name="P12" style:family="paragraph" style:parent-style-name="Standard">
      <style:paragraph-properties fo:text-align="justify" style:justify-single-word="false"/>
      <style:text-properties officeooo:paragraph-rsid="001bf5b6"/>
    </style:style>
    <style:style style:name="P13" style:family="paragraph" style:parent-style-name="Standard">
      <style:paragraph-properties fo:text-align="justify" style:justify-single-word="false"/>
      <style:text-properties officeooo:paragraph-rsid="001d49b5"/>
    </style:style>
    <style:style style:name="P14" style:family="paragraph" style:parent-style-name="Standard">
      <style:paragraph-properties fo:text-align="justify" style:justify-single-word="false"/>
      <style:text-properties officeooo:paragraph-rsid="001dbd1e"/>
    </style:style>
    <style:style style:name="P15" style:family="paragraph" style:parent-style-name="Standard">
      <style:paragraph-properties fo:text-align="justify" style:justify-single-word="false"/>
      <style:text-properties officeooo:paragraph-rsid="001e86f2"/>
    </style:style>
    <style:style style:name="P16" style:family="paragraph" style:parent-style-name="Standard">
      <style:paragraph-properties fo:text-align="justify" style:justify-single-word="false"/>
      <style:text-properties officeooo:paragraph-rsid="001f7805"/>
    </style:style>
    <style:style style:name="P17" style:family="paragraph" style:parent-style-name="Standard">
      <style:paragraph-properties fo:text-align="justify" style:justify-single-word="false"/>
      <style:text-properties officeooo:paragraph-rsid="001fcd04"/>
    </style:style>
    <style:style style:name="P18" style:family="paragraph" style:parent-style-name="Standard">
      <style:paragraph-properties fo:text-align="justify" style:justify-single-word="false"/>
      <style:text-properties officeooo:paragraph-rsid="00274770"/>
    </style:style>
    <style:style style:name="P19" style:family="paragraph" style:parent-style-name="Standard">
      <style:paragraph-properties fo:text-align="justify" style:justify-single-word="false"/>
      <style:text-properties officeooo:paragraph-rsid="0027d083"/>
    </style:style>
    <style:style style:name="P20" style:family="paragraph" style:parent-style-name="Standard">
      <style:paragraph-properties fo:text-align="justify" style:justify-single-word="false"/>
      <style:text-properties officeooo:rsid="0018b0f2" officeooo:paragraph-rsid="0018b0f2"/>
    </style:style>
    <style:style style:name="P21" style:family="paragraph" style:parent-style-name="Standard">
      <style:paragraph-properties fo:text-align="justify" style:justify-single-word="false"/>
      <style:text-properties officeooo:rsid="001a17d2" officeooo:paragraph-rsid="001a17d2"/>
    </style:style>
    <style:style style:name="P22" style:family="paragraph" style:parent-style-name="Standard" style:list-style-name="L1">
      <style:paragraph-properties fo:text-align="justify" style:justify-single-word="false"/>
      <style:text-properties officeooo:rsid="001a17d2" officeooo:paragraph-rsid="001a17d2"/>
    </style:style>
    <style:style style:name="P23" style:family="paragraph" style:parent-style-name="Standard">
      <style:paragraph-properties fo:text-align="justify" style:justify-single-word="false"/>
      <style:text-properties officeooo:rsid="001bf5b6" officeooo:paragraph-rsid="001bf5b6"/>
    </style:style>
    <style:style style:name="P24" style:family="paragraph" style:parent-style-name="Standard">
      <style:paragraph-properties fo:text-align="justify" style:justify-single-word="false"/>
      <style:text-properties officeooo:rsid="001cf71a" officeooo:paragraph-rsid="001cf71a"/>
    </style:style>
    <style:style style:name="P25" style:family="paragraph" style:parent-style-name="Standard">
      <style:paragraph-properties fo:text-align="justify" style:justify-single-word="false"/>
      <style:text-properties officeooo:rsid="001d49b5" officeooo:paragraph-rsid="001d49b5"/>
    </style:style>
    <style:style style:name="P26" style:family="paragraph" style:parent-style-name="Standard">
      <style:paragraph-properties fo:text-align="justify" style:justify-single-word="false"/>
      <style:text-properties officeooo:rsid="001dbd1e" officeooo:paragraph-rsid="001dbd1e"/>
    </style:style>
    <style:style style:name="P27" style:family="paragraph" style:parent-style-name="Standard">
      <style:paragraph-properties fo:text-align="justify" style:justify-single-word="false"/>
      <style:text-properties officeooo:rsid="001e86f2" officeooo:paragraph-rsid="001e86f2"/>
    </style:style>
    <style:style style:name="P28" style:family="paragraph" style:parent-style-name="Standard">
      <style:paragraph-properties fo:text-align="justify" style:justify-single-word="false"/>
      <style:text-properties officeooo:rsid="001f7805" officeooo:paragraph-rsid="001f7805"/>
    </style:style>
    <style:style style:name="P29" style:family="paragraph" style:parent-style-name="Standard">
      <style:paragraph-properties fo:text-align="justify" style:justify-single-word="false"/>
      <style:text-properties officeooo:rsid="00206700" officeooo:paragraph-rsid="00206700"/>
    </style:style>
    <style:style style:name="P30" style:family="paragraph" style:parent-style-name="Standard">
      <style:paragraph-properties fo:text-align="justify" style:justify-single-word="false"/>
      <style:text-properties officeooo:rsid="0023d6d3" officeooo:paragraph-rsid="0023d6d3"/>
    </style:style>
    <style:style style:name="P31" style:family="paragraph" style:parent-style-name="Standard">
      <style:paragraph-properties fo:text-align="justify" style:justify-single-word="false"/>
      <style:text-properties officeooo:rsid="0026a0f0" officeooo:paragraph-rsid="0026a0f0"/>
    </style:style>
    <style:style style:name="P32" style:family="paragraph" style:parent-style-name="Standard">
      <style:paragraph-properties fo:text-align="justify" style:justify-single-word="false"/>
      <style:text-properties officeooo:rsid="002746ae" officeooo:paragraph-rsid="002746a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0018b0f2"/>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8b0f2" style:font-weight-asian="bold" style:font-weight-complex="bold"/>
    </style:style>
    <style:style style:name="T6" style:family="text">
      <style:text-properties fo:language="en" fo:country="US" fo:font-weight="bold" officeooo:rsid="00191b0d" style:font-weight-asian="bold" style:font-weight-complex="bold"/>
    </style:style>
    <style:style style:name="T7" style:family="text">
      <style:text-properties fo:language="en" fo:country="US" officeooo:rsid="00191b0d"/>
    </style:style>
    <style:style style:name="T8" style:family="text">
      <style:text-properties fo:language="en" fo:country="US" officeooo:rsid="00199dfd"/>
    </style:style>
    <style:style style:name="T9" style:family="text">
      <style:text-properties fo:language="en" fo:country="US" officeooo:rsid="001a17d2"/>
    </style:style>
    <style:style style:name="T10" style:family="text">
      <style:text-properties fo:language="en" fo:country="US" officeooo:rsid="001bf5b6"/>
    </style:style>
    <style:style style:name="T11" style:family="text">
      <style:text-properties fo:language="en" fo:country="US" officeooo:rsid="001cf71a"/>
    </style:style>
    <style:style style:name="T12" style:family="text">
      <style:text-properties fo:language="en" fo:country="US" officeooo:rsid="001d49b5"/>
    </style:style>
    <style:style style:name="T13" style:family="text">
      <style:text-properties fo:language="en" fo:country="US" officeooo:rsid="001dbd1e"/>
    </style:style>
    <style:style style:name="T14" style:family="text">
      <style:text-properties fo:language="en" fo:country="US" officeooo:rsid="001e86f2"/>
    </style:style>
    <style:style style:name="T15" style:family="text">
      <style:text-properties fo:language="en" fo:country="US" officeooo:rsid="001f7805"/>
    </style:style>
    <style:style style:name="T16" style:family="text">
      <style:text-properties fo:language="en" fo:country="US" officeooo:rsid="001fcd04"/>
    </style:style>
    <style:style style:name="T17" style:family="text">
      <style:text-properties fo:language="en" fo:country="US" officeooo:rsid="00206700"/>
    </style:style>
    <style:style style:name="T18" style:family="text">
      <style:text-properties fo:language="en" fo:country="US" officeooo:rsid="00212ec0"/>
    </style:style>
    <style:style style:name="T19" style:family="text">
      <style:text-properties fo:language="en" fo:country="US" officeooo:rsid="002293d5"/>
    </style:style>
    <style:style style:name="T20" style:family="text">
      <style:text-properties fo:language="en" fo:country="US" officeooo:rsid="0025721a"/>
    </style:style>
    <style:style style:name="T21" style:family="text">
      <style:text-properties fo:language="en" fo:country="US" officeooo:rsid="0026a0f0"/>
    </style:style>
    <style:style style:name="T22" style:family="text">
      <style:text-properties fo:language="en" fo:country="US" officeooo:rsid="00274770"/>
    </style:style>
    <style:style style:name="T23" style:family="text">
      <style:text-properties fo:language="en" fo:country="US" officeooo:rsid="002746ae"/>
    </style:style>
    <style:style style:name="T24" style:family="text">
      <style:text-properties fo:language="en" fo:country="US" officeooo:rsid="0027d083"/>
    </style:style>
    <style:style style:name="T25" style:family="text">
      <style:text-properties fo:font-variant="normal" fo:text-transform="none" fo:color="#000000" style:text-line-through-style="none" style:text-line-through-type="none" fo:language="en" fo:country="US" style:text-underline-style="none"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2pt" fo:language="en" fo:country="US" fo:font-style="normal" style:text-underline-style="none" fo:font-weight="normal" style:text-blinking="false" fo:background-color="transparent" loext:char-shading-value="0"/>
    </style:style>
    <style:style style:name="T27" style:family="text">
      <style:text-properties fo:font-variant="normal" fo:text-transform="none" fo:color="#1155cc" style:text-line-through-style="none" style:text-line-through-type="none" style:font-name="Arial" fo:font-size="12pt" fo:language="en" fo:country="US" fo:font-style="normal" style:text-underline-style="solid" style:text-underline-width="auto" style:text-underline-color="font-color" fo:font-weight="normal" officeooo:rsid="001bf5b6" style:text-blinking="false" fo:background-color="transparent" loext:char-shading-value="0"/>
    </style:style>
    <style:style style:name="T28" style:family="text">
      <style:text-properties fo:color="#595959" fo:font-size="14pt" fo:letter-spacing="0.0102in" officeooo:rsid="001fcd04" style:font-name-asian="F" style:font-size-asian="14pt" style:font-name-complex="F" style:font-size-complex="14pt"/>
    </style:style>
    <style:style style:name="T29" style:family="text">
      <style:text-properties fo:color="#6a8759" style:font-name="JetBrains Mono" fo:font-size="10pt" fo:font-style="normal" fo:font-weight="normal" style:font-size-asian="10pt" style:font-style-asian="normal" style:font-weight-asian="normal"/>
    </style:style>
    <style:style style:name="T30" style:family="text">
      <style:text-properties fo:color="#6a8759" style:font-name="JetBrains Mono" fo:font-size="10pt" fo:language="en" fo:country="US" fo:font-style="normal" fo:font-weight="normal" style:font-size-asian="10pt" style:font-style-asian="normal" style:font-weight-asian="normal"/>
    </style:style>
    <style:style style:name="T31" style:family="text">
      <style:text-properties fo:color="#a9b7c6" style:font-name="JetBrains Mono" fo:font-size="10pt" fo:font-style="normal" fo:font-weight="normal" style:font-size-asian="10pt" style:font-style-asian="normal" style:font-weight-asian="normal"/>
    </style:style>
    <style:style style:name="T32" style:family="text">
      <style:text-properties fo:color="#cc7832" style:font-name="JetBrains Mono" fo:font-size="10pt" fo:font-style="normal" fo:font-weight="normal" style:font-size-asian="10pt" style:font-style-asian="normal" style:font-weight-asian="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Using</text:span><text:span text:style-name="T1"> DNS-Hit</text:span></text:p>
      <text:p text:style-name="Subtitle">1) Prerequisites</text:p>
      <text:p text:style-name="P9"><text:span text:style-name="T5">GPU</text:span><text:span text:style-name="T3">: A</text:span><text:span text:style-name="T1"> Nvidia GPU is required for the </text:span><text:span text:style-name="T2">de novo</text:span><text:span text:style-name="T1"> generative model. The underlying ML model, ReLeaSE (https://github.com/isayev/ReLeaSE) requires a compute capability of 3.5 or better (</text:span><text:a xlink:type="simple" xlink:href="https://developer.nvidia.com/cuda-gpus" text:style-name="Internet_20_link" text:visited-style-name="Visited_20_Internet_20_Link"><text:span text:style-name="T1">https://developer.nvidia.com/cuda-gpus</text:span></text:a><text:span text:style-name="T1">). </text:span><text:span text:style-name="T3">GPU is also necessary for running AutoDock GPU or AutoDock Vina GPU. We tested running multiple experiments in parallel which required about 4 GB of VRAM per experiment.</text:span></text:p>
      <text:p text:style-name="P9"><text:span text:style-name="T1">A Cuda version compatible with both the software and the available GPU </text:span><text:span text:style-name="T3">architecture</text:span><text:span text:style-name="T1"> must be used. The package </text:span><text:span text:style-name="T3">was</text:span><text:span text:style-name="T1"> tested with Cuda 11.7 </text:span><text:span text:style-name="T3">on Ampere architecture.</text:span></text:p>
      <text:p text:style-name="P20"><text:span text:style-name="T4">RAM</text:span><text:span text:style-name="T1">: A higher amount of RAM is required for the analogue search step. We used library files with about 51 million entries each. This requires about 8 GB of RAM per experiment running in parallel.</text:span></text:p>
      <text:p text:style-name="P9"><text:span text:style-name="T5">Memory</text:span><text:span text:style-name="T3">: </text:span><text:span text:style-name="T1">Molecular libraries for </text:span><text:span text:style-name="T3">analogue search</text:span><text:span text:style-name="T1"> require significant disk space. </text:span><text:span text:style-name="T3">With the library used in our experiment, </text:span><text:span text:style-name="T12">containing about 956 million molecules</text:span><text:span text:style-name="T3">, the required disk space was about </text:span><text:span text:style-name="T12">213</text:span><text:span text:style-name="T3"> GB. Using an SSD is recommended, performing analogue search with the library files on an HDD took about ten times longer. </text:span></text:p>
      <text:p text:style-name="P8"><text:span text:style-name="T6">Software</text:span><text:span text:style-name="T7">: </text:span><text:span text:style-name="T1">Most software dependencies are installed with the provided docker package but to use it, docker (https://docs.docker.com/get-started/get-docker/) needs to be installed on your system first. Additionally, Nvidia Docker Package is required to use Cuda inside the Docker environment.</text:span></text:p>
      <text:p text:style-name="Subtitle">2) Installation</text:p>
      <text:p text:style-name="P8"><text:span text:style-name="T1">With the prerequisites met you can install the tool by following these steps:</text:span></text:p>
      <text:list xml:id="list1120473166" text:style-name="WWNum4">
        <text:list-item>
          <text:p text:style-name="P2"><text:span text:style-name="T1">Download the tool package from github () into a directory you want to use for your experiments.</text:span></text:p>
        </text:list-item>
        <text:list-item>
          <text:p text:style-name="P3"><text:span text:style-name="T1">Open a terminal in that directory and build a docker image using the following command: </text:span></text:p>
          <text:p text:style-name="P3"><text:span text:style-name="T1">“docker build -t </text:span><text:span text:style-name="T7">name</text:span><text:span text:style-name="T1"> -f Dockerfile_MolePipeline .”</text:span></text:p>
          <text:p text:style-name="P4"><text:span text:style-name="T1">Replace “name” with the name you want to use for your docker image.</text:span></text:p>
        </text:list-item>
        <text:list-item>
          <text:p text:style-name="P4"><text:span text:style-name="T1">Create a </text:span><text:span text:style-name="T8">data </text:span><text:span text:style-name="T1">directory for pipeline input and output. </text:span></text:p>
        </text:list-item>
        <text:list-item>
          <text:p text:style-name="P2"><text:span text:style-name="T1">You can now run the docker image using </text:span><text:span text:style-name="T8">a docker run command such as</text:span><text:span text:style-name="T1">:</text:span></text:p>
          <text:p text:style-name="P5"><text:span text:style-name="T1">docker run -it --rm --runtime=nvidia --gpus all --ipc=host --ulimit memlock=-1 --ulimit stack=67108864 -v /</text:span><text:span text:style-name="T8">data_dir</text:span><text:span text:style-name="T1">:/workspace/data_and_results </text:span><text:span text:style-name="T8">name</text:span></text:p>
          <text:p text:style-name="P6"><text:span text:style-name="T1">Replace “name” with the image name from above and “/data_dir” with the path to the data directory from above.</text:span></text:p>
        </text:list-item>
        <text:list-item>
          <text:p text:style-name="P2"><text:span text:style-name="T1">To run a</text:span><text:span text:style-name="T8">n</text:span><text:span text:style-name="T1"> experiment, a molecular library for </text:span><text:span text:style-name="T8">analogue</text:span><text:span text:style-name="T1"> search </text:span><text:span text:style-name="T8">is required</text:span><text:span text:style-name="T1">. Due to their size, </text:span><text:span text:style-name="T9">libraries</text:span><text:span text:style-name="T1"> are not included in the download package. </text:span><text:span text:style-name="T9">Building</text:span><text:span text:style-name="T1"> libraries is explained in section </text:span><text:span text:style-name="T9">3</text:span><text:span text:style-name="T1">.</text:span></text:p>
        </text:list-item>
      </text:list>
      <text:p text:style-name="P7"/>
      <text:p text:style-name="Subtitle"><text:span text:style-name="T9">3</text:span><text:span text:style-name="T1">) Adding molecular libraries</text:span></text:p>
      <text:p text:style-name="P10"><text:soft-page-break/><text:span text:style-name="T1">Due to their large size, molecular libraries are not included in the download package. </text:span><text:span text:style-name="T9">Generating a library consists of the following steps:</text:span></text:p>
      <text:list xml:id="list2754505695" text:style-name="L1">
        <text:list-item>
          <text:p text:style-name="P11"><text:span text:style-name="T9">Acquiring raw data </text:span><text:span text:style-name="T10">with SMILES</text:span><text:span text:style-name="T9">, e.g., download it</text:span></text:p>
        </text:list-item>
        <text:list-item>
          <text:p text:style-name="P22"><text:span text:style-name="T1">Clean the dat</text:span><text:span text:style-name="T10">a and dstribute it</text:span><text:span text:style-name="T1"> to generate files of easy-to-use size</text:span></text:p>
        </text:list-item>
        <text:list-item>
          <text:p text:style-name="P22"><text:span text:style-name="T1">Build fast search indices with openbabel</text:span></text:p>
        </text:list-item>
      </text:list>
      <text:p text:style-name="P21"><text:span text:style-name="T1">The detailed explanations use a dataset from enamine as example which we used in our experiments. The process can, however, be easily adapted to generate other libraries.</text:span></text:p>
      <text:p text:style-name="P12"><text:span text:style-name="T10">First, create a subdirectory in your data directory and download the relevant data into it. In our case, a subset of the Enamine REAL data base called </text:span><text:bookmark text:name="docs-internal-guid-a9229b72-7fff-99a9-d2d5-6590633d33b0"/><text:span text:style-name="T25">“</text:span><text:span text:style-name="T26">REAL Samples, 956M cpds, CXSMILES” </text:span><text:span text:style-name="T10">was used and downloaded from </text:span><text:bookmark text:name="docs-internal-guid-f48734ca-7fff-ea11-abc5-4c181d405076"/><text:a xlink:type="simple" xlink:href="https://enamine.net/compound-collections/real-compounds/real-database-subsets" text:style-name="Internet_20_link" text:visited-style-name="Visited_20_Internet_20_Link">https://enamine.net/compound-collections/real-compounds/real-database-subsets</text:a><text:span text:style-name="T27"> </text:span><text:span text:style-name="T10">into a subdirectory called “enamine956”.</text:span></text:p>
      <text:p text:style-name="P23"><text:span text:style-name="T1">Second, prepare the data into multiple *.smi files of appropriate size containing SMILES and compound ids. In our case, the data was provided as cxsmiles and contained various additional pieces of information. We transformed the SMILES format and removed information other than SMILES and supplier ids. We also removed the </text:span><text:span text:style-name="T11">header which can otherwise cause problems when generating fastsearch indices. We then distributed the total of about 956 million molecules into 19 files of about 51 million molecules. The maximum size of a library file depends primarily on RAM, with the order of magnitude used by us, each concurrent experiment required about 8 GB of RAM. A similar amount is also required while building the fastsearch indices.</text:span></text:p>
      <text:p text:style-name="P24"><text:span text:style-name="T11">T</text:span><text:span text:style-name="T1">hird, prepare fast search indices using the command “obabel name -ofs” for each library file, replacing “name” with the respecive *smi filename. The DNS-HIT dockerfile installs openbabel, so the conversion can be performed by running the docker and navigating to /workspace/data_and_results, then to the subdirectory for the library, then running the command there. </text:span></text:p>
      <text:p text:style-name="P25"><text:span text:style-name="T1">Generating a fastsearch index this way is time-consuming, in our specific case it took about two to three hours per file. Depending on the available processing power and RAM, multiple conversions, can however be run in parallel. With the file size of 51 million entries we used, each conversion in parallel used less than 10 GB of RAM, so we could run seven conversions in parallel. The generation of fastsearch indices needs to be performed only once for any number of experiments using the same set of molecules. The total disk space required for the library used by us (19 *.smi files and 19 *.fs files) was about 213 GB which will change depending on the number of molecules included in the library.</text:span></text:p>
      <text:p text:style-name="Subtitle"><text:span text:style-name="T28">4</text:span>) Running experiments</text:p>
      <text:p text:style-name="P13"><text:span text:style-name="T13">Before running an experiment</text:span><text:span text:style-name="T1">, </text:span><text:span text:style-name="T12">setup the tool and generate an appropriate library for analogue search (sections 1-3). </text:span><text:span text:style-name="T13">To run an experiment you need a pdb file for the protein target and a config file specifying various parameters. </text:span></text:p>
      <text:p text:style-name="P26"><text:span text:style-name="T1">PDB file: The pdb file needs to be prepared by removing any ligands, water molecules, and other non-protein contents. Conserved water molecules can be </text:span><text:soft-page-break/><text:span text:style-name="T1">retained to consider them in the docking procedures. Once prepared, the PDB file needs to be placed in the data directory (see section 2).</text:span></text:p>
      <text:p text:style-name="P16"><text:span text:style-name="T13">Config file: The config file is a simple txt file specifying the protein target to use, the docking box, the analogue search library, and various other parameters. </text:span><text:span text:style-name="T15">T</text:span><text:span text:style-name="T13">he </text:span><text:span text:style-name="T15">config</text:span><text:span text:style-name="T13"> file needs to be placed in the data directory (see section 2). The following is a config file used by us for an experiment with </text:span><text:span text:style-name="T14">human protein tyrosine phosphatase 1B (PDB: 1bzc):</text:span></text:p>
      <text:p text:style-name="P27"><text:span text:style-name="T14">=</text:span><text:span text:style-name="T1">====================</text:span></text:p>
      <text:p text:style-name="P26"><text:span text:style-name="T1">protein = 1bzc</text:span></text:p>
      <text:p text:style-name="P14"><text:span text:style-name="T13">analogue_mode = mixed</text:span></text:p>
      <text:p text:style-name="P26"><text:span text:style-name="T1">dock_de_novo = gpu4</text:span></text:p>
      <text:p text:style-name="P26"><text:span text:style-name="T1">dock_screen = gpu4</text:span></text:p>
      <text:p text:style-name="P26"><text:span text:style-name="T1">molecule_lib = enamine956</text:span></text:p>
      <text:p text:style-name="P26"><text:span text:style-name="T1">grid_center =(-19/56/17)</text:span></text:p>
      <text:p text:style-name="P26"><text:span text:style-name="T1">grid_size = (12/16/12)</text:span></text:p>
      <text:p text:style-name="P26"><text:span text:style-name="T1">bias = <text:s/>(-21.334,59.323,11.198,acc)</text:span></text:p>
      <text:p text:style-name="P26"><text:span text:style-name="T1">bias = (-20.441,56.979,11.46,acc)</text:span></text:p>
      <text:p text:style-name="P26"><text:span text:style-name="T1">bias = <text:s/>(-19.069,59.041,12.246,acc)</text:span></text:p>
      <text:p text:style-name="P26"><text:span text:style-name="T1">bias = (-15.621,50.987,19.617,acc)</text:span></text:p>
      <text:p text:style-name="P26"><text:span text:style-name="T1">bias = <text:s/>(-18.539,51.832,19.352,don)</text:span></text:p>
      <text:p text:style-name="P27"><text:span text:style-name="T1">========================</text:span></text:p>
      <text:p text:style-name="P27"><text:span text:style-name="T1">The parameters included are explained in the following:</text:span></text:p>
      <text:p text:style-name="P27"><text:span text:style-name="T1">“protein” indicates the name of the PDB file to use, in this case it will look for a file named “1bzc.pdb”. </text:span></text:p>
      <text:p text:style-name="P27"><text:span text:style-name="T1">“analogue_mode” indicates how analogues are identified for </text:span><text:span text:style-name="T2">de novo</text:span><text:span text:style-name="T1"> generated molecules. Recommended modes are “sub”, using openbabel substructure search and “mixed” with an additional filter to remove molecules with Tanimoto similarity &lt; 0.5 between </text:span><text:span text:style-name="T2">de novo</text:span><text:span text:style-name="T1"> generated molecule and analogue.</text:span></text:p>
      <text:p text:style-name="P27"><text:span text:style-name="T1">“dock_de_novo” and “dock_screen” indicate which docking tools are to be used for docking de novo generated molecules and for screening the analogues. In this case, “gpu4” will cause AutoDock GPU to be used. Alternatively, “vina” will cause AutoDock Vina to be used. </text:span></text:p>
      <text:p text:style-name="P27"><text:span text:style-name="T1">“molecule_lib” indicates the directory name containing the library files with compounds for analogue search (see section 3). We named our library directory enamine956 after the dataset used.</text:span></text:p>
      <text:p text:style-name="P27"><text:span text:style-name="T1">“grid_center” and “grid_size” indicate the parameters for the docking grid box. Both are written as (x/y/z) and measured in A. </text:span></text:p>
      <text:p text:style-name="P15"><text:span text:style-name="T14">“</text:span><text:span text:style-name="T15">bias” indicates a bias to use for biased docking. A bias is written as (x,y,z,t) with t either acc (hydrogen bond acceptor) or don (hydrogen bond donor). A bias will </text:span><text:soft-page-break/><text:span text:style-name="T15">give an extra bonus on the docking score for an atom or group of the appropriate type at or close to the indicated position. Multiple biases can be used </text:span><text:span text:style-name="T21">by adding one line for each </text:span><text:span text:style-name="T15">as shown in </text:span><text:span text:style-name="T21">the</text:span><text:span text:style-name="T15"> example </text:span><text:span text:style-name="T21">file</text:span><text:span text:style-name="T15">. Using biases required AutoDock GPU (“gpu4”) to be used as docking tool instead of AutoDock Vina (“vina”).</text:span></text:p>
      <text:p text:style-name="P28"><text:span text:style-name="T15">S</text:span><text:span text:style-name="T1">tarting an experiment: To start an experiment you need to prepare the relevant files as described above, start the docker, navigate to /workspace/Evaluation (the software automatically navigates there when starting the docker, so this is only necessary if you changed the directory before), and run “python Main.py name” where “name” is the filename of your config file in the data directory, e.g. “config_1bzc.txt”. </text:span><text:span text:style-name="T16">MoleGuLAR supports tracking molecular properties with Weights &amp; Biases (</text:span><text:a xlink:type="simple" xlink:href="https://wandb.ai/site" text:style-name="Internet_20_link" text:visited-style-name="Visited_20_Internet_20_Link"><text:span text:style-name="T16">https://wandb.ai/site</text:span></text:a><text:span text:style-name="T16">). Toward the beginning of the experiment, you need to indicate whether to use this tool. If you want to use it, you need an account and need to enter an API key. The software pipeline otherwise runs automatically. </text:span></text:p>
      <text:p text:style-name="Subtitle">5) Result files</text:p>
      <text:p text:style-name="P17"><text:span text:style-name="T16">Results for each experiments </text:span><text:span text:style-name="T17">are saved in a new directory in the data directory. The name of the subdirectory has the format “id_protein” where protein is the protein name of the pdb file used. id is a randomly chosen identifier for the experiment consisting of four upper case letters and / or numbers. This directory contains all the information related to the experiment. Most files created will contain the experiment identifier in their name.</text:span></text:p>
      <text:p text:style-name="P29"><text:span text:style-name="T1">Config: The config file used to start the experiment is copied here.</text:span></text:p>
      <text:p text:style-name="P29"><text:span text:style-name="T1">Generated: This file contains SMILES and docking scores for the </text:span><text:span text:style-name="T2">de novo</text:span><text:span text:style-name="T1"> generated compounds.</text:span></text:p>
      <text:p text:style-name="P29"><text:span text:style-name="T1">Dataset: </text:span><text:span text:style-name="T18">This file contains various pieces of information for all generated molecules, including predicted binding affinity (docking score), logP, Mw, number of heavy atoms, ligand efficiency, synthesizability score, molecular formula. Each molecule also gets assigned an id. These correspond to their order of generation.</text:span></text:p>
      <text:p text:style-name="P29"><text:span text:style-name="T1">Candidates: </text:span><text:span text:style-name="T18">This file contains a list of candidate molecules used for analogue search, including SMILES, ids, docking scores and Mw.</text:span></text:p>
      <text:p text:style-name="P29"><text:span text:style-name="T1">Analogues: </text:span><text:span text:style-name="T18">This file contains a list of all identified analogues, including candidate SMILES, analogue SMILES, analogue id, Tanimoto similarity between candidate and analogue, and the candidate id.</text:span></text:p>
      <text:p text:style-name="P29"><text:span text:style-name="T1">Screening: </text:span><text:span text:style-name="T18">This file contains the docking results for the analogue compounds, including docking scores, ids, and SMILES.</text:span></text:p>
      <text:p text:style-name="P29"><text:span text:style-name="T1">Log files: </text:span><text:span text:style-name="T18">The software will create log files listing parameters used. One log file is created when starting an experiment and one when finishing. If the software crashes, a log file will also be created normally. Log file names consist of “log” + protein name + experiment id + timestamp.</text:span></text:p>
      <text:p text:style-name="P17"><text:span text:style-name="T1">top_molecules.png / directory best: An image of the best-score</text:span><text:span text:style-name="T19">d</text:span><text:span text:style-name="T1"> molecules identified and a directory containing their docking poses.</text:span></text:p>
      <text:p text:style-name="P17"><text:span text:style-name="T1">diverse_molecules_80.png / directory diverse_80: As above but excluding similar molecules. </text:span><text:span text:style-name="T19">Molecules are again collected starting with top-scores but molecules are excluded if another molecule with Tanimoto similarity &gt; 0.8 is already listed.</text:span></text:p>
      <text:p text:style-name="P30"><text:soft-page-break/><text:span text:style-name="T19">D</text:span><text:span text:style-name="T1">irectory de_novo_docking: This directory contains files necessary for docking such as the protein pdbqt file (and grids if using AutoDock GPU), as well as the docking results from docking the </text:span><text:span text:style-name="T2">de novo</text:span><text:span text:style-name="T1"> generated molecules.</text:span></text:p>
      <text:p text:style-name="P30"><text:span text:style-name="T1">Directory analogue_docking: This directory contains files necessary for docking such as the protein pdbqt file (and grids if using AutoDock GPU), as well as the docking results from docking the </text:span><text:span text:style-name="T20">identified analogue molecules</text:span><text:span text:style-name="T1">.</text:span></text:p>
      <text:p text:style-name="P30"><text:span text:style-name="T1">Directory figures: </text:span><text:span text:style-name="T20">This directory contains some automatically generated figures to visualize properties of the de novo generated molecules such as regression plots for binding affinity, number of heavy atoms, and ligand efficiency, as well as a histogram of molecular weights, and a contour plot showing distributions of logP and QED. This was proposed by the MoleGuLAR paper as a means to verify that drug-like properties are maintained during optimization for binding affinity, by comparing molecules generated at the beginning and the end of optimization.</text:span></text:p>
      <text:p text:style-name="P30"><text:span text:style-name="T1">Directory statistics: </text:span><text:span text:style-name="T20">The software statistically evaluates results from identified analogues by comparing them to randomly chosen molecules and this directory contains the data related to that process. </text:span><text:span text:style-name="T21">r</text:span><text:span text:style-name="T20">andom_selection is a list of the </text:span><text:span text:style-name="T21">randomly selected molecules, screening contains the docking results for those molecules. statistica_results contains information on both compound sets (mean, median, variance, Shapiro-Wilk test for normality) and the statistical results for comparison (Mann-Whitney U test for significance; effect size).</text:span></text:p>
      <text:p text:style-name="Subtitle"><text:span text:style-name="T21">6</text:span><text:span text:style-name="T1">) Modifying parameters</text:span></text:p>
      <text:p text:style-name="P31"><text:span text:style-name="T1">Beside the parameters shown in the example file in section 4, various other parameters can be modified when running experiments. Each parameter can be included as “name = value” where “name” is the parameter name indicated below and “value” is an appropriate value for that parameter.</text:span></text:p>
      <text:p text:style-name="P32"><text:span text:style-name="T1">logp_cutoff (default: 5): Maximum logP used for filtering de novo molecules before candidate selection.</text:span></text:p>
      <text:p text:style-name="P32"><text:span text:style-name="T1">synthes_cutoff (default: 0): Minimum synthesizability score used for filtering de novo molecules before candidate selection. Scores go from 0 to 1 with 1 being the best.</text:span></text:p>
      <text:p text:style-name="P32"><text:span text:style-name="T1">lower_weight (default: 0) and upper_weight (default: 500): Molecular weight limits used for filtering de novo molecules before candidate selection.</text:span></text:p>
      <text:p text:style-name="P32"><text:span text:style-name="T1">n_of_candidates (default: 100): Number of de novo molecules to use as candidates for analogue search. Candidates are the top n molecules remaining after filtering by logP, Mw, and synthesizability. </text:span></text:p>
      <text:p text:style-name="P18"><text:span text:style-name="T23">run_id and start_at: Used to restart an experiment at a later stage. If </text:span><text:span text:style-name="T22">certain parameters should be changed or caused an error, they can be changed, the experiment can be started after the last step that was successfully completed or at an earlier step. To this end, data that is to be regenerated should be backed up and removed from the respective experiment directory. Both parameters need to be used in conjunction. run_id takes the four-character id of the experiment to restart (this is needed to find the relevant directory) and start_at indicates the step to start from. Possible option are: “denovo” (start from the very beginning), “dataset” (start at evaluating the de novo generated molecules), “visualization” (start at generating the figures for the properties of the de novo generated </text:span><text:soft-page-break/><text:span text:style-name="T22">molecules), “selection” (start at candidate selection), “analogues” (start at analogue search), “screening” (start at docking of the analogues), “screen_fast” (start at docking of the analogues but skip preparation of the pdbqt files, i.e., if they are already prepared), “best_analogues” (start at analyzing the analogue docking results / collecting best compounds), “validate_random” (start at statistical evaluation / comparison against randomly chosen molecules).</text:span></text:p>
      <text:p text:style-name="P32"><text:span text:style-name="T1">target_logP (default: 2.5): </text:span><text:span text:style-name="T22">Target value for the intermittent logP rewards in the MoleGuLAR generator model. </text:span></text:p>
      <text:p text:style-name="P32"><text:span text:style-name="T1">gen_iterations (default: 175): </text:span><text:span text:style-name="T22">Number of iterations to run the generator model MoleGuLAR.</text:span></text:p>
      <text:p text:style-name="P32"><text:span text:style-name="T1">wandb_logging (default: yes): </text:span><text:span text:style-name="T22">The generator model can log molecular properties using Weights &amp; Biases. Using this requires and account. This can also be managed when starting the experiment. To skip this entirely, set this option </text:span><text:span text:style-name="T24">to “no” or “false”</text:span></text:p>
      <text:p text:style-name="P32"><text:span text:style-name="T1">grid_spacing (default: 0.375): </text:span><text:span text:style-name="T24">Resolution of the docking grid. </text:span></text:p>
      <text:p text:style-name="P32"><text:span text:style-name="T1">de_novo_multi_mol (default: 1): </text:span><text:span text:style-name="T24">Generate multiple molecules (e.g., 4) in each de novo step and select one with a higher number of heteroatoms.</text:span></text:p>
      <text:p text:style-name="P19"><text:span text:style-name="T23">Weigths for vina scoring: </text:span><text:span text:style-name="T24">Customize various weights for the scoring function when docking with AutoDock Vina. The parameters are: “vina_gauss1”, “vina_gauss2”, “vina_repulsion”, “vina_hydrophobic”, “vina_hydrogen”, “vina_rot”.</text:span></text:p>
      <text:p text:style-name="P8"><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 svg:font-family="'Lohit Devanagari'"/>
    <style:font-face style:name="Aptos" svg:font-family="Aptos" style:font-family-generic="roman" style:font-pitch="variable"/>
    <style:font-face style:name="Aptos Display" svg:font-family="'Aptos Display'" style:font-family-generic="roman"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ptos" fo:font-size="11pt" fo:language="de" fo:country="DE"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ptos" fo:font-size="11pt" fo:language="de" fo:country="DE"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000000" style:font-name="Aptos Display" fo:font-family="'Aptos Display'" style:font-family-generic="roman" style:font-pitch="variable" fo:font-size="16pt" style:letter-kerning="false"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11in" fo:margin-bottom="0.0555in" loext:contextual-spacing="false" fo:keep-together="always" fo:keep-with-next="always"/>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loext:contextual-spacing="false" fo:keep-together="always" fo:keep-with-next="always"/>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loext:contextual-spacing="false" fo:keep-together="always" fo:keep-with-next="always"/>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loext:contextual-spacing="false" fo:keep-together="always" fo:keep-with-next="always"/>
      <style:text-properties fo:color="#0f476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loext: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fo:font-style="italic" style:font-style-asian="italic" style:font-style-complex="italic"/>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00000" style:font-name="Aptos Display" fo:font-family="'Aptos Display'" style:font-family-generic="roman" style:font-pitch="variable" fo:font-size="16pt" style:letter-kerning="false" style:font-name-asian="F" style:font-family-generic-asian="system" style:font-pitch-asian="variable" style:font-size-asian="16pt" style:font-name-complex="F" style:font-family-generic-complex="system" style:font-pitch-complex="variable" style:font-size-complex="16pt"/>
    </style:style>
    <style:style style:name="Überschrift_20_2_20_Zchn" style:display-name="Überschrift 2 Zchn" style:family="text" style:parent-style-name="Default_20_Paragraph_20_Font">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Überschrift_20_3_20_Zchn" style:display-name="Überschrift 3 Zchn" style:family="text" style:parent-style-name="Default_20_Paragraph_20_Font">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Überschrift_20_4_20_Zchn" style:display-name="Überschrift 4 Zchn" style:family="text" style:parent-style-name="Default_20_Paragraph_20_Font">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0f4761" style:font-name-asian="F" style:font-family-generic-asian="system" style:font-pitch-asian="variable" style:font-name-complex="F" style:font-family-generic-complex="system" style:font-pitch-complex="variable"/>
    </style:style>
    <style:style style:name="Überschrift_20_6_20_Zchn" style:display-name="Überschrift 6 Zchn"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Überschrift_20_8_20_Zchn" style:display-name="Überschrift 8 Zchn"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9_20_Zchn" style:display-name="Überschrift 9 Zchn"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style:text-properties fo:color="#595959"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Zitat_20_Zchn" style:display-name="Zitat Zchn"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ives_20_Zitat_20_Zchn" style:display-name="Intensives Zitat Zchn"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35in" fo:font-weight="bold" style:font-weight-asian="bold" style:font-weight-complex="bold"/>
    </style:style>
    <style:style style:name="Internet_20_link" style:display-name="Internet link" style:family="text" style:parent-style-name="Default_20_Paragraph_20_Font">
      <style:text-properties fo:color="#467886"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25in" fo:margin-left="0.6437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scal Kirchner</meta:initial-creator>
    <meta:editing-cycles>5</meta:editing-cycles>
    <meta:creation-date>2024-09-21T07:03:00</meta:creation-date>
    <dc:date>2025-04-16T15:38:13.355844824</dc:date>
    <meta:editing-duration>PT11M48S</meta:editing-duration>
    <meta:generator>LibreOffice/6.4.7.2$Linux_X86_64 LibreOffice_project/40$Build-2</meta:generator>
    <meta:document-statistic meta:table-count="0" meta:image-count="0" meta:object-count="0" meta:page-count="6" meta:paragraph-count="82" meta:word-count="2317" meta:character-count="15168" meta:non-whitespace-character-count="129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